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11-14" calcext:value-type="date">
            <text:p>14/11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11-14" calcext:value-type="date">
            <text:p>14/11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Mens. 10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6-01-28" calcext:value-type="date">
            <text:p>28/01/2026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Mens. 11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6-01-28" calcext:value-type="date">
            <text:p>28/01/2026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Mens. 12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6-01-28" calcext:value-type="date">
            <text:p>28/01/2026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6-01-31" calcext:value-type="date">
            <text:p>31/01/2026</text:p>
          </table:table-cell>
          <table:table-cell table:style-name="ce59" office:value-type="string" calcext:value-type="string">
            <text:p>Mens. 01/2026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7]-[.F7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7])" office:value-type="float" office:value="300" calcext:value-type="float">
            <text:p>30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78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74">
          <table:table-cell table:number-columns-repeated="64"/>
        </table:table-row>
        <table:table-row table:style-name="ro4" table:number-rows-repeated="1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min-integer-digits="1"/>
    </number:number-style>
    <number:number-style style:name="N137P1" style:volatile="true">
      <number:number number:min-integer-digits="1"/>
    </number:number-style>
    <number:number-style style:name="N137">
      <number:text>- DM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text>R$""""""""""""""""""""""""""""""""""""""""""""""""""</number:text>
    </number:number-style>
    <number:number-style style:name="N140P1" style:volatile="true">
      <number:text>R$(""""""""""""""""""""""""""""""""""""""""""""""""""</number:text>
    </number:number-style>
    <number:number-style style:name="N140">
      <number:text>R$-""""""""""""""""""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""""""""""""""""""""""""""""""""""</number:text>
    </number:number-style>
    <number:number-style style:name="N141">
      <style:text-properties fo:color="#ff0000"/>
      <number:text>(R$""""""""""""""""""""""""""""""""""""""""""""""""""</number:text>
      <style:map style:condition="value()&gt;=0" style:apply-style-name="N141P0"/>
    </number:number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condition="value()&gt;=0" style:apply-style-name="N142P0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9">
      <number:minutes number:style="long"/>
      <number:text>:</number:text>
      <number:seconds number:style="long"/>
      <number:text>,</number:text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/>
    </number:time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8">
      <number:hours/>
      <number:text>:</number:text>
      <number:minutes number:style="long"/>
      <number:text> </number:text>
      <number:am-pm/>
    </number:time-style>
    <number:date-style style:name="N169">
      <number:month number:textual="true"/>
      <number:text> </number:text>
      <number:year/>
    </number:dat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06.121112071">00:00:00</text:time></text:span><text:span text:style-name="MT2"><text:s/></text:span></text:p>
        </style:region-center>
        <style:region-right>
          <text:p><text:span text:style-name="MT4">FS Restaurante e Lanchonete Ltda. - ME</text:span></text:p>
          <text:p><text:span text:style-name="MT2">Fausto - Tel.: (15) 9115-7509 / (15) 3241-22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S Restaurante e Lanchonete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06.12563215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6-02-02T14:30:06.587733833</dc:date>
    <meta:print-date>2019-12-18T13:30:11.329000000</meta:print-date>
    <dc:language>pt-PT</dc:language>
    <meta:editing-cycles>477</meta:editing-cycles>
    <meta:editing-duration>PT15H21M45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